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nl" fo:country="NL"/>
    </style:style>
    <style:style style:name="T3" style:parent-style-name="Hyperlink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Hyperlink" style:family="text">
      <style:text-properties fo:language="nl" fo:country="NL"/>
    </style:style>
    <style:style style:name="T6" style:parent-style-name="DefaultParagraphFont" style:family="text">
      <style:text-properties fo:language="nl" fo:country="NL"/>
    </style:style>
    <style:style style:name="T7" style:parent-style-name="Hyperlink" style:family="text">
      <style:text-properties fo:language="nl" fo:country="NL"/>
    </style:style>
    <style:style style:name="P8" style:parent-style-name="Normal" style:family="paragraph">
      <style:text-properties fo:language="nl" fo:country="NL"/>
    </style:style>
  </office:automatic-styles>
  <office:body>
    <office:text text:use-soft-page-breaks="true">
      <text:p text:style-name="P1"><text:span text:style-name="T2">Website:<text:s/></text:span><text:a xlink:href="http://www.klimaatactiedendermonde.be" office:target-frame-name="_top" xlink:show="replace"><text:span text:style-name="T3">www.klimaatactiedendermonde.be</text:span></text:a></text:p>
      <text:p text:style-name="Normal"><text:span text:style-name="T4">Facebook-pagina:<text:s/></text:span><text:a xlink:href="https://www.facebook.com/Klimaatactie-Dendermonde-2523951150967140/" office:target-frame-name="_top" xlink:show="replace"><text:span text:style-name="T5">https://www.facebook.com/Klimaatactie-Dendermonde-2523951150967140/</text:span></text:a></text:p>
      <text:p text:style-name="Normal"><text:span text:style-name="T6">Evenement op Facebook:<text:s/></text:span><text:a xlink:href="https://www.facebook.com/events/1190446227794177/" office:target-frame-name="_top" xlink:show="replace"><text:span text:style-name="T7">https://www.facebook.com/events/1190446227794177/</text:span></text:a>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Steeman</meta:initial-creator>
    <dc:creator>David Steeman</dc:creator>
    <meta:creation-date>2019-02-25T13:41:00Z</meta:creation-date>
    <dc:date>2019-02-25T13:42:00Z</dc:date>
    <meta:template xlink:href="Normal.dotm" xlink:type="simple"/>
    <meta:editing-cycles>2</meta:editing-cycles>
    <meta:editing-duration>PT60S</meta:editing-duration>
    <meta:document-statistic meta:page-count="1" meta:paragraph-count="1" meta:word-count="60" meta:character-count="402" meta:row-count="2" meta:non-whitespace-character-count="343"/>
  </office:meta>
</office:document-meta>
</file>